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1.05pt double #000000" style:border-line-width-bottom="0.12mm 0.12mm 0.12mm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1.05pt double #000000" style:border-line-width-bottom="0.12mm 0.12mm 0.12mm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8" table:number-rows-spanned="1">
            <text:p>Instruction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Default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External RTC</text:p>
          </table:table-cell>
          <table:table-cell office:value-type="string" calcext:value-type="string">
            <text:p>set clock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get clock</text:p>
          </table:table-cell>
          <table:table-cell table:style-name="ce4" office:value-type="string" calcext:value-type="string">
            <text:p>0x01</text:p>
          </table:table-cell>
          <table:table-cell table:number-columns-repeated="7" table:style-name="ce4" office:value-type="string" calcext:value-type="string">
            <text:p>0x00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 table:number-rows-repeated="3">
          <table:table-cell table:number-columns-repeated="10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2:24:24.450403244</meta:creation-date>
    <dc:date>2017-10-25T22:41:48.232878841</dc:date>
    <meta:editing-duration>PT6M43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